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1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2" style:family="paragraph" style:parent-style-name="Heading" style:master-page-name="First_20_Page">
      <style:paragraph-properties style:page-number="auto"/>
      <style:text-properties fo:background-color="#c0c0c0"/>
    </style:style>
    <style:style style:name="P13" style:family="paragraph" style:parent-style-name="Text">
      <style:paragraph-properties fo:text-align="start" style:justify-single-word="false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ICHE DE LIASON BLOC-HOSPIT/AMBU</text:p>
      <text:p text:style-name="P3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o.ods&gt;">ods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Port Moselle:</text:p>
            <text:p text:style-name="Text">Le: <text:text-input text:description="&lt;only_time1()&gt;">&lt;only_time1()&gt;</text:text-input></text:p>
          </table:table-cell>
        </table:table-row>
      </table:table>
      <text:p text:style-name="Text">–--</text:p>
      <text:p text:style-name="Text">Dr FRANCOIS</text:p>
      <text:p text:style-name="P10"><text:text-input text:description="&lt;if test=&quot;o.po_meeting_id&quot;&gt;">&lt;if test="o.po_meeting_id"&gt;</text:text-input></text:p>
      <text:p text:style-name="P9"/>
      <text:p text:style-name="P10"/>
      <text:p text:style-name="P5"><text:text-input text:description="&lt;company.name&gt;">&lt;company.name&gt;</text:text-input></text:p>
      <text:p text:style-name="P5"><text:text-input text:description="&lt;company.street&gt;">&lt;company.street&gt;</text:text-input></text:p>
      <text:p text:style-name="P5"><text:text-input text:description="&lt;company.phone&gt;">&lt;company.phone&gt;</text:text-input></text:p>
      <text:p text:style-name="P5"><text:text-input text:description="&lt;company.zip&gt;">&lt;company.zip&gt;</text:text-input> <text:text-input text:description="&lt;company.city&gt;">&lt;company.city&gt;</text:text-input></text:p>
      <text:p text:style-name="P4"/>
      <text:p text:style-name="P4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4"/>
      <text:p text:style-name="P4"><text:text-input text:description="&lt;o.partner_id.fullname&gt;">&lt;o.partner_id.fullname&gt;</text:text-input></text:p>
      <text:p text:style-name="P4"/>
      <text:p text:style-name="P4"><text:text-input text:description="&lt;o.partner_id.title.name&gt;">&lt;o.partner_id.title.name&gt;</text:text-input>, vous avez rendez-vous, pour la consultation post-opératoire, le :</text:p>
      <text:p text:style-name="P4"/>
      <text:p text:style-name="P4"/>
      <text:p text:style-name="P4"/>
      <text:p text:style-name="P4"/>
      <text:p text:style-name="P7"><text:text-input text:description="&lt;only_time1()&gt;">&lt;only_time1()&gt;</text:text-input></text:p>
      <text:p text:style-name="P7">Cabinet Port Moselle</text:p>
      <text:p text:style-name="P6"><text:text-input text:description="&lt;user.signature&gt;">&lt;user.signature&gt;</text:text-input></text:p>
      <text:p text:style-name="P13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4-07-25T16:34:19</dc:date>
    <meta:editing-duration>PT9H23M12S</meta:editing-duration>
    <meta:editing-cycles>150</meta:editing-cycles>
    <meta:generator>LibreOffice/3.5$Linux_X86_64 LibreOffice_project/350m1$Build-2</meta:generator>
    <dc:creator>L. FRANCOIS</dc:creator>
    <meta:document-statistic meta:table-count="1" meta:image-count="0" meta:object-count="0" meta:page-count="2" meta:paragraph-count="39" meta:word-count="164" meta:character-count="1385" meta:non-whitespace-character-count="1260"/>
  </office:meta>
</office:document-meta>
</file>